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.5626in" fo:margin-right="0.6043in" fo:margin-top="0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0.5626in" fo:margin-right="0.6043in" fo:margin-top="0in" fo:margin-bottom="0in" style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.5626in" fo:margin-right="0.6043in" fo:margin-top="0in" fo:margin-bottom="0in" style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left="0.5626in" fo:margin-right="0.6043in" fo:margin-top="0in" fo:margin-bottom="0in" style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T1" style:family="text">
      <style:text-properties style:font-name="Arial" fo:font-size="14pt" fo:font-style="normal" fo:font-weight="normal"/>
    </style:style>
    <style:style style:name="T2" style:family="text">
      <style:text-properties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4e1fae8e-7fff-b43c-403f-6a0097f13af4"/>School Management System</text:p>
      <text:p text:style-name="Text_20_body"/>
      <text:p text:style-name="P2">This project implements a basic school management system in Python. It consists of classes representing a School, ClassRoom, Subject, Teacher, and Student.</text:p>
      <text:p text:style-name="Text_20_body"/>
      <text:p text:style-name="P3">1. School:</text:p>
      <text:p text:style-name="P4">    <text:span text:style-name="T1">- Attributes:</text:span></text:p>
      <text:p text:style-name="P4">        <text:span text:style-name="T1">- name: Name of the school.</text:span></text:p>
      <text:p text:style-name="P4">        <text:span text:style-name="T1">- address: Address of the school.</text:span></text:p>
      <text:p text:style-name="P4">        <text:span text:style-name="T1">- teachers: Dictionary to store teachers associated with subjects.</text:span></text:p>
      <text:p text:style-name="P4">        <text:span text:style-name="T1">- classrooms: Dictionary to store classrooms.</text:span></text:p>
      <text:p text:style-name="P4">    <text:span text:style-name="T1">- Methods:</text:span></text:p>
      <text:p text:style-name="P4">        <text:span text:style-name="T1">- add_classroom(classroom): Adds a classroom to the school.</text:span></text:p>
      <text:p text:style-name="P4">        <text:span text:style-name="T1">- add_teacher(subject, teacher): Adds a teacher to a specific subject.</text:span></text:p>
      <text:p text:style-name="P4">        <text:span text:style-name="T1">- student_admission(student): Enrolls a student into a classroom.</text:span></text:p>
      <text:p text:style-name="P4">     <text:span text:style-name="T1">- calculate_grade(marks): Static method to calculate the grade based on marks.</text:span></text:p>
      <text:p text:style-name="P4">        <text:span text:style-name="T1">- grade_to_value(grade): Static method to convert grade to its corresponding value.</text:span></text:p>
      <text:p text:style-name="P4">        <text:span text:style-name="T1">- value_to_grade(value): Static method to convert value to its corresponding grade.</text:span></text:p>
      <text:p text:style-name="P4">        <text:span text:style-name="T1">- __repr__(): String representation of the school, including classroom details and student exam marks.</text:span></text:p>
      <text:p text:style-name="Text_20_body"/>
      <text:p text:style-name="P2">2. ClassRoom:</text:p>
      <text:p text:style-name="P4">    <text:span text:style-name="T1">- Attributes:</text:span></text:p>
      <text:p text:style-name="P4">        <text:span text:style-name="T1">- name: Name of the classroom.</text:span></text:p>
      <text:p text:style-name="P4">        <text:span text:style-name="T1">- students: List to store students.</text:span></text:p>
      <text:p text:style-name="P4"><text:soft-page-break/>        <text:span text:style-name="T1">- subjects: List to store subjects taught in the classroom.</text:span></text:p>
      <text:p text:style-name="P4">    <text:span text:style-name="T1">- Methods:</text:span></text:p>
      <text:p text:style-name="P4">        <text:span text:style-name="T1">- add_student(student): Adds a student to the classroom.</text:span></text:p>
      <text:p text:style-name="P4">        <text:span text:style-name="T1">- add_subject(subject): Adds a subject to the classroom.</text:span></text:p>
      <text:p text:style-name="P4">        <text:span text:style-name="T1">- take_semester_final(): Conducts semester final exams for all subjects.</text:span></text:p>
      <text:p text:style-name="P4">        <text:span text:style-name="T1">- get_top_students(): Method to sort students by grade (TODO).</text:span></text:p>
      <text:p text:style-name="Text_20_body"/>
      <text:p text:style-name="P3">3. Subject:</text:p>
      <text:p text:style-name="P4">    <text:span text:style-name="T1">- Attributes:</text:span></text:p>
      <text:p text:style-name="P4">        <text:span text:style-name="T1">- name: Name of the subject.</text:span></text:p>
      <text:p text:style-name="P4">        <text:span text:style-name="T1">- teacher: Teacher associated with the subject.</text:span></text:p>
      <text:p text:style-name="P4">        <text:span text:style-name="T1">- max_marks: Maximum marks for the subject.</text:span></text:p>
      <text:p text:style-name="P4">        <text:span text:style-name="T1">- pass_marks: Passing marks for the subject.</text:span></text:p>
      <text:p text:style-name="P4">    <text:span text:style-name="T1">- Methods:</text:span></text:p>
      <text:p text:style-name="P4">        <text:span text:style-name="T1">- exam(students): Conducts exam for students and records their marks.</text:span></text:p>
      <text:p text:style-name="Text_20_body"/>
      <text:p text:style-name="P3">4. Person:</text:p>
      <text:p text:style-name="P4">    <text:span text:style-name="T1">- Attributes:</text:span></text:p>
      <text:p text:style-name="P4">        <text:span text:style-name="T1">- name: Name of the person.</text:span></text:p>
      <text:p text:style-name="Text_20_body"/>
      <text:p text:style-name="P3">5. Teacher (inherits from Person):</text:p>
      <text:p text:style-name="P4">    <text:span text:style-name="T1">- Attributes:</text:span></text:p>
      <text:p text:style-name="P4">        <text:span text:style-name="T1">- Inherits name from Person.</text:span></text:p>
      <text:p text:style-name="P4">    <text:span text:style-name="T1">- Methods:</text:span></text:p>
      <text:p text:style-name="P4">        <text:span text:style-name="T1">- teach(): Placeholder method for teaching.</text:span></text:p>
      <text:p text:style-name="P4">        <text:span text:style-name="T1">- evaluate_exam(): Evaluates exams and returns random marks.</text:span></text:p>
      <text:p text:style-name="Text_20_body"/>
      <text:p text:style-name="P3">6. Student (inherits from Person):</text:p>
      <text:p text:style-name="P4"><text:soft-page-break/>    <text:span text:style-name="T1">- Attributes:</text:span></text:p>
      <text:p text:style-name="P4">        <text:span text:style-name="T1">- Inherits name from Person.</text:span></text:p>
      <text:p text:style-name="P4">        <text:span text:style-name="T1">- classroom: Classroom the student is enrolled in.</text:span></text:p>
      <text:p text:style-name="P4">        <text:span text:style-name="T1">- marks: Dictionary to store marks obtained in subjects.</text:span></text:p>
      <text:p text:style-name="P4">        <text:span text:style-name="T1">- subject_grade: Dictionary to store grades obtained in subjects.</text:span></text:p>
      <text:p text:style-name="P4">        <text:span text:style-name="T1">- grade: Final grade of the student.</text:span></text:p>
      <text:p text:style-name="P4">    <text:span text:style-name="T1">- Methods:</text:span></text:p>
      <text:p text:style-name="P4">        <text:span text:style-name="T1">- calculate_final_grade(): Calculates the final grade of the student.</text:span></text:p>
      <text:p text:style-name="P4">    <text:span text:style-name="T1">- Properties:</text:span></text:p>
      <text:p text:style-name="P4">        <text:span text:style-name="T1">- id: Getter and setter for student ID.</text:span></text:p>
      <text:p text:style-name="Text_20_body"><text:span text:style-name="T2"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4T17:53:58.544000000</meta:creation-date>
    <dc:date>2025-04-14T17:54:45.579000000</dc:date>
    <meta:editing-duration>PT48S</meta:editing-duration>
    <meta:editing-cycles>1</meta:editing-cycles>
    <meta:document-statistic meta:table-count="0" meta:image-count="0" meta:object-count="0" meta:page-count="3" meta:paragraph-count="55" meta:word-count="340" meta:character-count="2565" meta:non-whitespace-character-count="1959"/>
    <meta:generator>LibreOffice/24.8.5.1$Windows_X86_64 LibreOffice_project/8e3f91296d65a47712b8a390b4731fa5a2f6c9af</meta:generator>
  </office:meta>
</office:document-meta>
</file>